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3"/>
    <style:style style:name="P2" style:family="paragraph" style:parent-style-name="Text_20_body" style:list-style-name="L1"/>
    <style:style style:name="P3" style:family="paragraph" style:parent-style-name="Text_20_body" style:list-style-name="L1">
      <style:text-properties fo:background-color="transparent"/>
    </style:style>
    <style:style style:name="P4" style:family="paragraph" style:parent-style-name="Text_20_body" style:list-style-name="L2"/>
    <style:style style:name="P5" style:family="paragraph" style:parent-style-name="Text_20_body" style:list-style-name="L1">
      <style:paragraph-properties fo:margin-left="-1.251cm" fo:margin-right="0cm" fo:text-indent="0cm" style:auto-text-indent="false"/>
      <style:text-properties fo:background-color="transparen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steuerung der AEC-Fassade über die wireless-lan Funktion des iPhone</text:h>
      <text:h text:style-name="Heading_20_2" text:outline-level="2">Ausgangspunkt</text:h>
      <text:p text:style-name="Text_20_body">Die Fassade des umgebauten Ars Electronica Centers in Linz stellt ein einmaliges Display aus über 1000 Fenstern dar, die durch RGB-LEDs beleuchtet werden können. </text:p>
      <text:list xml:id="list41316234" text:style-name="L1">
        <text:list-item>
          <text:p text:style-name="P2">Ansteuerung über UDP,</text:p>
        </text:list-item>
        <text:list-item>
          <text:p text:style-name="P2">Integrierte Lautsprecher in der Fassade,</text:p>
        </text:list-item>
        <text:list-item>
          <text:p text:style-name="P2">Simulationsmodell wird zur Verfügung gestellt,</text:p>
        </text:list-item>
        <text:list-item>
          <text:p text:style-name="P2">Interaktion via W-LAN,</text:p>
        </text:list-item>
        <text:list-item>
          <text:p text:style-name="P2">Direkte Ansteuerung über das iPhone möglich</text:p>
        </text:list-item>
        <text:list-item>
          <text:p text:style-name="P3">Kommunikation zu einer Anwendung für multi-User</text:p>
          <text:p text:style-name="P5">Eine direkte Interaktion für Besucher des AEC sind im Moment nicht möglich. Dieses Projekt soll zumindest allen iPhone-Besitzern diese Möglichkeit geben.</text:p>
        </text:list-item>
      </text:list>
      <text:h text:style-name="Heading_20_2" text:outline-level="2">Aufgabenstellung</text:h>
      <text:p text:style-name="Text_20_body">Es soll eine Plattform geboten werden, die es allen Interessierten ermöglicht Applikationen für die Ansteuerung der AEC-Fassade zu entwickeln. Eine iPhone Applikation soll entweder direkt die Ansteuerung der Fassade übernehmen können, oder zu einer Anwendung im AEC selbst kommunizieren können, um somit z.B. multi-User Support anbieten zu können. </text:p>
      <text:p text:style-name="Text_20_body">Das AEC soll dabei parallel von mehreren Applikationen benutzt werden können. Ein System zur Zuweisung gewisser Flächen auf dem AEC wird momentan schon entwickelt. Die Schnittstelle zu diesem System soll von den Anwendungen genutzt werden. <text:s/></text:p>
      <text:p text:style-name="Text_20_body">Folgende Punkte werden für die Durchführung wichtig sein:</text:p>
      <text:list xml:id="list41320278" text:style-name="L2">
        <text:list-item>
          <text:p text:style-name="P4">Latenz (Wie schnell kann das iPhone die Daten zur Verfügung stellen),</text:p>
        </text:list-item>
        <text:list-item>
          <text:p text:style-name="P4">Multi-User (z.B. Pong),</text:p>
        </text:list-item>
        <text:list-item>
          <text:p text:style-name="P4">Kommunikationsprotokolle (http vs. UDP),</text:p>
        </text:list-item>
        <text:list-item>
          <text:p text:style-name="P4">Anbindung an existierende Systeme,</text:p>
        </text:list-item>
      </text:list>
      <text:p text:style-name="Text_20_body">Als Demonstration soll ein kleines Multi-user Spiel erstellt werden. Was für ein Spiel dies ist kann selbst entschieden werden. <text:s text:c="171"/></text:p>
      <text:h text:style-name="Heading_20_2" text:outline-level="2">Themenfelder</text:h>
      <text:list xml:id="list41325130" text:style-name="L3">
        <text:list-item>
          <text:p text:style-name="P1">iPhone Applikationsentwicklung</text:p>
        </text:list-item>
        <text:list-item>
          <text:p text:style-name="P1">Java-Applikationsdesign</text:p>
        </text:list-item>
        <text:list-item>
          <text:p text:style-name="P1">Integration mit jRuby System</text:p>
        </text:list-item>
      </text:list>
      <text:h text:style-name="Heading_20_2" text:outline-level="2">BetreuerIn</text:h>
      <text:p text:style-name="Standard">Markus Pfaff</text:p>
      <text:h text:style-name="Heading_20_2" text:outline-level="2">BearbeiterIn</text:h>
      <text:p text:style-name="Text_20_body">Wandad Gusche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Markus Pfaff</meta:initial-creator>
    <meta:creation-date>2008-09-16T12:51:28</meta:creation-date>
    <dc:creator>wandad guscheh</dc:creator>
    <dc:date>2009-09-13T21:27:25.51</dc:date>
    <meta:editing-cycles>11</meta:editing-cycles>
    <meta:editing-duration>PT04H00M36S</meta:editing-duration>
    <meta:document-statistic meta:table-count="0" meta:image-count="0" meta:object-count="0" meta:page-count="1" meta:paragraph-count="27" meta:word-count="244" meta:character-count="1898"/>
    <meta:user-defined meta:name="Info 1"/>
    <meta:user-defined meta:name="Info 2"/>
    <meta:user-defined meta:name="Info 3"/>
    <meta:user-defined meta:name="Info 4"/>
  </office:meta>
</office:document-meta>
</file>